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81cm" fo:min-width="1.76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78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7cm" fo:min-width="1.73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7cm" fo:min-width="3.24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9cm" fo:min-width="0.225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cm" fo:min-width="0.445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66cm" fo:min-width="0.411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66cm" fo:min-width="1.114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draw:fill="none" fo:min-height="0.4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Liberation Mono" fo:font-size="14pt" style:font-size-asian="14pt" style:font-size-complex="14pt"/>
    </style:style>
    <style:style style:name="P4" style:family="paragraph">
      <style:paragraph-properties fo:text-align="center" style:writing-mode="lr-tb"/>
      <style:text-properties style:font-name="Liberation Mono"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style:font-name="Liberation Mono"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14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15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style:font-name="Liberation Sans2" fo:font-size="9pt" style:font-name-asian="Liberation Sans2" style:font-size-asian="9pt" style:font-name-complex="Liberation Sans2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68cm" svg:height="1.031cm" svg:x="2.852cm" svg:y="2.852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8cm" svg:height="0.81cm" svg:x="2.474cm" svg:y="2.062cm">
          <draw:text-box>
            <text:p><text:span text:style-name="T1">theSum</text:span></text:p>
          </draw:text-box>
        </draw:frame>
        <draw:custom-shape draw:style-name="gr3" draw:text-style-name="P2" draw:layer="layout" svg:width="2.268cm" svg:height="1.031cm" svg:x="8.668cm" svg:y="2.964cm">
          <text:p text:style-name="P1">1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8cm" svg:height="0.81cm" svg:x="8.29cm" svg:y="2.174cm">
          <draw:text-box>
            <text:p><text:span text:style-name="T1">theSum</text:span></text:p>
          </draw:text-box>
        </draw:frame>
        <draw:custom-shape draw:style-name="gr4" draw:text-style-name="P5" xml:id="id2" draw:id="id2" draw:layer="layout" svg:width="3.78cm" svg:height="1.031cm" svg:x="8.38cm" svg:y="5.65cm">
          <text:p text:style-name="P4"><text:span text:style-name="T2">"computer"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87cm" svg:height="0.81cm" svg:x="3.028cm" svg:y="5.521cm">
          <draw:text-box>
            <text:p><text:span text:style-name="T1">word</text:span></text:p>
          </draw:text-box>
        </draw:frame>
        <draw:custom-shape draw:style-name="gr6" draw:text-style-name="P7" xml:id="id1" draw:id="id1" draw:layer="layout" svg:width="0.759cm" svg:height="0.513cm" svg:x="4.117cm" svg:y="6.309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curve" svg:x1="4.876cm" svg:y1="6.565cm" svg:x2="8.38cm" svg:y2="6.165cm" draw:start-shape="id1" draw:start-glue-point="1" draw:end-shape="id2" draw:end-glue-point="3" svg:d="M4876 6565c2628 0 876-400 3504-400" svg:viewBox="0 0 3505 401">
          <text:p/>
        </draw:connector>
        <draw:frame draw:style-name="gr5" draw:text-style-name="P3" draw:layer="layout" svg:width="1.687cm" svg:height="0.81cm" svg:x="2.168cm" svg:y="7.987cm">
          <draw:text-box>
            <text:p><text:span text:style-name="T1">ages</text:span></text:p>
          </draw:text-box>
        </draw:frame>
        <draw:custom-shape draw:style-name="gr6" draw:text-style-name="P7" xml:id="id3" draw:id="id3" draw:layer="layout" svg:width="0.759cm" svg:height="0.513cm" svg:x="3.257cm" svg:y="8.798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0.945cm" svg:height="0.85cm" svg:x="5.858cm" svg:y="8.629cm">
          <text:p text:style-name="P9"><text:span text:style-name="T4">3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945cm" svg:height="0.85cm" svg:x="6.722cm" svg:y="8.629cm">
          <text:p text:style-name="P9"><text:span text:style-name="T4">47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945cm" svg:height="0.85cm" svg:x="7.658cm" svg:y="8.629cm">
          <text:p text:style-name="P9"><text:span text:style-name="T4">19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945cm" svg:height="0.85cm" svg:x="8.558cm" svg:y="8.629cm">
          <text:p text:style-name="P9"><text:span text:style-name="T4">62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4.016cm" svg:y1="9.054cm" svg:x2="5.858cm" svg:y2="9.054cm" draw:start-shape="id3" draw:start-glue-point="1" draw:end-shape="id4" draw:end-glue-point="3" svg:d="M4016 9054h1842" svg:viewBox="0 0 1843 1">
          <text:p/>
        </draw:connector>
        <draw:frame draw:style-name="gr5" draw:text-style-name="P3" draw:layer="layout" svg:width="2.28cm" svg:height="0.81cm" svg:x="1.909cm" svg:y="10.207cm">
          <draw:text-box>
            <text:p><text:span text:style-name="T1">prices</text:span></text:p>
          </draw:text-box>
        </draw:frame>
        <draw:custom-shape draw:style-name="gr6" draw:text-style-name="P7" xml:id="id5" draw:id="id5" draw:layer="layout" svg:width="0.759cm" svg:height="0.513cm" svg:x="2.998cm" svg:y="11.018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6" draw:id="id6" draw:layer="layout" svg:width="1.648cm" svg:height="0.85cm" svg:x="5.599cm" svg:y="10.849cm">
          <text:p text:style-name="P11"><text:span text:style-name="T5">12.95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3.757cm" svg:y1="11.274cm" svg:x2="5.599cm" svg:y2="11.274cm" draw:start-shape="id5" draw:start-glue-point="1" draw:end-shape="id6" draw:end-glue-point="3" svg:d="M3757 11274h1842" svg:viewBox="0 0 1843 1">
          <text:p/>
        </draw:connector>
        <draw:frame draw:style-name="gr12" draw:text-style-name="P14" draw:layer="layout" svg:width="4.524cm" svg:height="0.65cm" svg:x="12.952cm" svg:y="4.4cm">
          <draw:text-box>
            <text:p text:style-name="P13">12.95, 13.88, 10.66</text:p>
          </draw:text-box>
        </draw:frame>
        <draw:custom-shape draw:style-name="gr11" draw:text-style-name="P12" draw:layer="layout" svg:width="1.648cm" svg:height="0.85cm" svg:x="7.199cm" svg:y="10.849cm">
          <text:p text:style-name="P11"><text:span text:style-name="T5">13.88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648cm" svg:height="0.85cm" svg:x="8.799cm" svg:y="10.849cm">
          <text:p text:style-name="P11"><text:span text:style-name="T5">10.66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84cm" svg:height="0.81cm" svg:x="1.918cm" svg:y="12.809cm">
          <draw:text-box>
            <text:p><text:span text:style-name="T1">words</text:span></text:p>
          </draw:text-box>
        </draw:frame>
        <draw:custom-shape draw:style-name="gr6" draw:text-style-name="P7" xml:id="id7" draw:id="id7" draw:layer="layout" svg:width="0.759cm" svg:height="0.513cm" svg:x="3.007cm" svg:y="13.547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3.766cm" svg:y1="13.803cm" svg:x2="5.608cm" svg:y2="13.803cm" draw:start-shape="id7" draw:start-glue-point="1" svg:d="M3766 13803h1842" svg:viewBox="0 0 1843 1">
          <text:p/>
        </draw:connector>
        <draw:custom-shape draw:style-name="gr6" draw:text-style-name="P7" xml:id="id10" draw:id="id10" draw:layer="layout" svg:width="0.759cm" svg:height="0.513cm" svg:x="5.706cm" svg:y="13.573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2" draw:id="id12" draw:layer="layout" svg:width="0.759cm" svg:height="0.513cm" svg:x="6.399cm" svg:y="13.573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0.759cm" svg:height="0.513cm" svg:x="7.099cm" svg:y="13.573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4" draw:id="id14" draw:layer="layout" svg:width="0.759cm" svg:height="0.513cm" svg:x="7.799cm" svg:y="13.573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6" draw:id="id16" draw:layer="layout" svg:width="0.759cm" svg:height="0.513cm" svg:x="8.499cm" svg:y="13.573cm">
          <text:p text:style-name="P6"><text:span text:style-name="T3">●</text:span></text:p>
          <draw:enhanced-geometry svg:viewBox="0 0 21600 21600" draw:type="rectangle" draw:enhanced-path="M 0 0 L 21600 0 21600 21600 0 21600 0 0 Z N"/>
        </draw:custom-shape>
        <draw:frame draw:style-name="gr13" draw:text-style-name="P15" xml:id="id11" draw:id="id11" draw:layer="layout" svg:width="1.772cm" svg:height="0.729cm" svg:x="3.863cm" svg:y="14.967cm">
          <draw:text-box>
            <text:p><text:span text:style-name="T2">"ant"</text:span></text:p>
          </draw:text-box>
        </draw:frame>
        <draw:frame draw:style-name="gr13" draw:text-style-name="P15" xml:id="id13" draw:id="id13" draw:layer="layout" svg:width="1.772cm" svg:height="0.729cm" svg:x="6.063cm" svg:y="14.968cm">
          <draw:text-box>
            <text:p><text:span text:style-name="T2">"bee"</text:span></text:p>
          </draw:text-box>
        </draw:frame>
        <draw:frame draw:style-name="gr13" draw:text-style-name="P15" xml:id="id9" draw:id="id9" draw:layer="layout" svg:width="1.772cm" svg:height="0.729cm" svg:x="8.363cm" svg:y="14.969cm">
          <draw:text-box>
            <text:p><text:span text:style-name="T2">"cat"</text:span></text:p>
          </draw:text-box>
        </draw:frame>
        <draw:frame draw:style-name="gr13" draw:text-style-name="P15" xml:id="id15" draw:id="id15" draw:layer="layout" svg:width="1.772cm" svg:height="0.729cm" svg:x="10.663cm" svg:y="14.97cm">
          <draw:text-box>
            <text:p><text:span text:style-name="T2">"dog"</text:span></text:p>
          </draw:text-box>
        </draw:frame>
        <draw:frame draw:style-name="gr13" draw:text-style-name="P15" xml:id="id17" draw:id="id17" draw:layer="layout" svg:width="1.772cm" svg:height="0.729cm" svg:x="13.163cm" svg:y="14.971cm">
          <draw:text-box>
            <text:p><text:span text:style-name="T2">"elk"</text:span></text:p>
          </draw:text-box>
        </draw:frame>
        <draw:connector draw:style-name="gr14" draw:text-style-name="P8" draw:layer="layout" draw:type="line" svg:x1="7.478cm" svg:y1="14.086cm" svg:x2="9.249cm" svg:y2="14.969cm" draw:start-shape="id8" draw:start-glue-point="2" draw:end-shape="id9" draw:end-glue-point="0" svg:d="M7478 14086l1771 883" svg:viewBox="0 0 1772 884">
          <text:p/>
        </draw:connector>
        <draw:connector draw:style-name="gr15" draw:text-style-name="P8" draw:layer="layout" draw:type="line" svg:x1="6.085cm" svg:y1="14.086cm" svg:x2="4.749cm" svg:y2="14.967cm" draw:start-shape="id10" draw:start-glue-point="2" draw:end-shape="id11" draw:end-glue-point="0" svg:d="M6085 14086l-1336 881" svg:viewBox="0 0 1337 882">
          <text:p/>
        </draw:connector>
        <draw:connector draw:style-name="gr16" draw:text-style-name="P8" draw:layer="layout" draw:type="line" svg:x1="6.778cm" svg:y1="14.086cm" svg:x2="6.949cm" svg:y2="14.968cm" draw:start-shape="id12" draw:start-glue-point="2" draw:end-shape="id13" draw:end-glue-point="0" svg:d="M6778 14086l171 882" svg:viewBox="0 0 172 883">
          <text:p/>
        </draw:connector>
        <draw:connector draw:style-name="gr17" draw:text-style-name="P8" draw:layer="layout" draw:type="line" svg:x1="8.178cm" svg:y1="14.086cm" svg:x2="11.549cm" svg:y2="14.97cm" draw:start-shape="id14" draw:start-glue-point="2" draw:end-shape="id15" draw:end-glue-point="0" svg:d="M8178 14086l3371 884" svg:viewBox="0 0 3372 885">
          <text:p/>
        </draw:connector>
        <draw:connector draw:style-name="gr18" draw:text-style-name="P8" draw:layer="layout" draw:type="line" svg:x1="8.878cm" svg:y1="14.086cm" svg:x2="14.049cm" svg:y2="14.971cm" draw:start-shape="id16" draw:start-glue-point="2" draw:end-shape="id17" draw:end-glue-point="0" svg:d="M8878 14086l5171 885" svg:viewBox="0 0 5172 88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09:58:30.312034175</meta:creation-date>
    <dc:date>2023-08-03T16:08:21.884338085</dc:date>
    <meta:editing-duration>PT20M39S</meta:editing-duration>
    <meta:editing-cycles>6</meta:editing-cycles>
    <meta:generator>LibreOffice/7.3.7.2$Linux_X86_64 LibreOffice_project/30$Build-2</meta:generator>
    <meta:document-statistic meta:object-count="40"/>
  </office:meta>
</office:document-meta>
</file>